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555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table:number-columns-repeated="2"/>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table:number-columns-repeated="2"/>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active</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html-paginated</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html-paginated</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html-paginated</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paginated</text:p>
          </table:table-cell>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paginated</text:p>
          </table:table-cell>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table:number-columns-repeated="2"/>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table:number-columns-repeated="2"/>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table:number-columns-repeated="2"/>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table:number-columns-repeated="2"/>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text:p>
          </table:table-cell>
          <table:table-cell table:number-columns-repeated="2"/>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table:number-columns-repeated="2"/>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table:number-columns-repeated="2"/>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office:value-type="string" calcext:value-type="string">
            <text:p>html-paginated</text:p>
          </table:table-cell>
          <table:table-cell office:value-type="string" calcext:value-type="string">
            <text:p>lecture series</text:p>
          </table:table-cell>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table:number-columns-repeated="2"/>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table:number-columns-repeated="2"/>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table:number-columns-repeated="2"/>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table:number-columns-repeated="2"/>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table:number-columns-repeated="2"/>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table:number-columns-repeated="2"/>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table:number-columns-repeated="2"/>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table:number-columns-repeated="2"/>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office:value-type="string" calcext:value-type="string">
            <text:p>html-paginated</text:p>
          </table:table-cell>
          <table:table-cell office:value-type="string" calcext:value-type="string">
            <text:p>lecture series</text:p>
          </table:table-cell>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office:value-type="string" calcext:value-type="string">
            <text:p>html-paginated</text:p>
          </table:table-cell>
          <table:table-cell office:value-type="string" calcext:value-type="string">
            <text:p>dozens of topics with index of subjects</text:p>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table:number-columns-repeated="2"/>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table:number-columns-repeated="2"/>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table:number-columns-repeated="2"/>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number-columns-repeated="2"/>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number-columns-repeated="2"/>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table:number-columns-repeated="2"/>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table:number-columns-repeated="2"/>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table:number-columns-repeated="2"/>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table:number-columns-repeated="2"/>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table:number-columns-repeated="2"/>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table:number-columns-repeated="2"/>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table:number-columns-repeated="2"/>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table:number-columns-repeated="2"/>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table:number-columns-repeated="2"/>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table:number-columns-repeated="2"/>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number-columns-repeated="2"/>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table:number-columns-repeated="2"/>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table:number-columns-repeated="2"/>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table:number-columns-repeated="2"/>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table:number-columns-repeated="2"/>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table:number-columns-repeated="2"/>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table:number-columns-repeated="2"/>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table:number-columns-repeated="2"/>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table:number-columns-repeated="2"/>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table:number-columns-repeated="2"/>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table:number-columns-repeated="2"/>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table:number-columns-repeated="2"/>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table:number-columns-repeated="2"/>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table:number-columns-repeated="2"/>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table:number-columns-repeated="2"/>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table:number-columns-repeated="2"/>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table:number-columns-repeated="2"/>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table:number-columns-repeated="2"/>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table:number-columns-repeated="2"/>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table:number-columns-repeated="2"/>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table:number-columns-repeated="2"/>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table:number-columns-repeated="2"/>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table:number-columns-repeated="2"/>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table:number-columns-repeated="2"/>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table:number-columns-repeated="2"/>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table:number-columns-repeated="2"/>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table:number-columns-repeated="2"/>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table:number-columns-repeated="2"/>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table:number-columns-repeated="2"/>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table:number-columns-repeated="2"/>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table:number-columns-repeated="2"/>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table:number-columns-repeated="2"/>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table:number-columns-repeated="2"/>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table:number-columns-repeated="2"/>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table:number-columns-repeated="2"/>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table:number-columns-repeated="2"/>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table:number-columns-repeated="2"/>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table:number-columns-repeated="2"/>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ctive adoc</text:p>
          </table:table-cell>
          <table:table-cell office:value-type="string" calcext:value-type="string">
            <text:p>maynard completed proof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table:number-columns-repeated="2"/>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table:number-columns-repeated="2"/>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table:number-columns-repeated="2"/>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Quick Start Guide</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Getting started tips for using the New Christian Bible Study website</text:p>
          </table:table-cell>
          <table:table-cell table:number-columns-repeated="2"/>
          <table:table-cell office:value-type="string" calcext:value-type="string">
            <text:p>https://newchristianbiblestudy.org/bundles/ncbsw/translation/Quick-Start-Guide.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number-columns-repeated="2"/>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3T13:30:11.424333475</dc:date>
    <meta:editing-duration>PT2H54M57S</meta:editing-duration>
    <meta:editing-cycles>3</meta:editing-cycles>
    <meta:generator>LibreOffice/7.3.7.2$Linux_X86_64 LibreOffice_project/30$Build-2</meta:generator>
    <meta:document-statistic meta:table-count="1" meta:cell-count="1022" meta:object-count="0"/>
  </office:meta>
</office:document-meta>
</file>